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5600000040D4BF40F4.png"/>
  <manifest:file-entry manifest:media-type="" manifest:full-path="Pictures/20000007000069E300003C6B8CC5F70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IDFont+F1" svg:font-family="CIDFont+F1"/>
    <style:font-face style:name="CIDFont+F3" svg:font-family="CIDFont+F3"/>
    <style:font-face style:name="OpenSans" svg:font-family="OpenSans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fo:text-align="start" style:justify-single-word="false" style:text-autospace="none"/>
    </style:style>
    <style:style style:name="P2" style:family="paragraph" style:parent-style-name="Standard" style:list-style-name="">
      <style:paragraph-properties fo:text-align="center" style:justify-single-word="false" style:text-autospace="none"/>
    </style:style>
    <style:style style:name="P3" style:family="paragraph" style:parent-style-name="Standard" style:list-style-name="">
      <style:paragraph-properties fo:text-align="center" style:justify-single-word="false" style:text-autospace="non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Arial" fo:font-size="20pt" fo:font-weight="bold" style:font-size-asian="20pt" style:font-weight-asian="bold" style:font-size-complex="20pt" style:font-weight-complex="bold"/>
    </style:style>
    <style:style style:name="P5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style style:name="T1" style:family="text">
      <style:text-properties style:font-name="CIDFont+F3" fo:font-size="7pt" style:font-name-asian="CIDFont+F3" style:font-size-asian="7pt" style:font-name-complex="CIDFont+F3" style:font-size-complex="7pt"/>
    </style:style>
    <style:style style:name="T2" style:family="text">
      <style:text-properties style:font-name="CIDFont+F3" style:font-name-asian="CIDFont+F3" style:font-name-complex="CIDFont+F3"/>
    </style:style>
    <style:style style:name="T3" style:family="text">
      <style:text-properties style:font-name-asian="CIDFont+F3" style:font-name-complex="CIDFont+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text:anchor-type="char" svg:x="0.079cm" svg:y="-2.395cm" svg:width="2.688cm" svg:height="1.842cm" draw:z-index="1"><draw:image xlink:href="Pictures/100000000000005600000040D4BF40F4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4"><text:soft-page-break/><text:span text:style-name="T3"/></text:p>
      <text:p text:style-name="P3"><text:span text:style-name="T3">Diagrama de Use Case Point </text:span></text:p>
      <text:p text:style-name="P2"><text:span text:style-name="T1"/></text:p>
      <text:p text:style-name="P1"><draw:frame draw:style-name="fr1" draw:name="figuras1" text:anchor-type="paragraph" svg:x="0.552cm" svg:y="0.046cm" svg:width="15.896cm" svg:height="8.124cm" draw:z-index="0"><draw:image xlink:href="Pictures/20000007000069E300003C6B8CC5F705.svm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IDFont+F1" svg:font-family="CIDFont+F1"/>
    <style:font-face style:name="CIDFont+F3" svg:font-family="CIDFont+F3"/>
    <style:font-face style:name="OpenSans" svg:font-family="OpenSans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  <text:p text:style-name="MP1">Factory Solutions IT</text:p>
        <text:p text:style-name="Header"/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lton  Honji</meta:initial-creator>
    <meta:creation-date>2017-11-15T01:08:24.05</meta:creation-date>
    <meta:document-statistic meta:table-count="0" meta:image-count="2" meta:object-count="0" meta:page-count="2" meta:paragraph-count="2" meta:word-count="8" meta:character-count="47"/>
    <dc:date>2017-11-15T02:03:26.54</dc:date>
    <dc:creator>Milton  Honji</dc:creator>
    <meta:editing-duration>PT22M23S</meta:editing-duration>
    <meta:editing-cycles>1</meta:editing-cycles>
    <meta:generator>OpenOffice/4.1.3$Win32 OpenOffice.org_project/413m1$Build-9783</meta:generator>
  </office:meta>
</office:document-meta>
</file>